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9cm" fo:min-width="6.5cm"/>
    </style:style>
    <style:style style:name="gr6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gr7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4.55cm" fo:min-width="11cm"/>
    </style:style>
    <style:style style:name="gr29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4.5cm" fo:min-width="11cm"/>
    </style:style>
    <style:style style:name="gr30" style:family="graphic" style:parent-style-name="standard">
      <style:graphic-properties draw:stroke="none" svg:stroke-color="#000000" draw:fill="none" draw:fill-color="#ffffff" fo:min-height="0.384cm"/>
    </style:style>
    <style:style style:name="gr31" style:family="graphic" style:parent-style-name="objectwithoutfill">
      <style:graphic-properties draw:marker-end="Symmetric_20_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475cm"/>
    </style:style>
    <style:style style:name="gr33" style:family="graphic" style:parent-style-name="standard">
      <style:graphic-properties draw:stroke="none" svg:stroke-color="#000000" draw:fill="none" draw:fill-color="#ffffff" fo:min-height="0.414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4.75cm" fo:min-width="5.25cm"/>
    </style:style>
    <style:style style:name="gr38" style:family="graphic" style:parent-style-name="standard">
      <style:graphic-properties draw:stroke="none" svg:stroke-color="#000000" draw:fill="none" draw:fill-color="#ffffff" fo:min-height="1.423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40" style:family="graphic" style:parent-style-name="standard">
      <style:graphic-properties draw:stroke="none" svg:stroke-color="#000000" draw:fill="none" draw:fill-color="#ffffff" fo:min-height="0.25cm"/>
    </style:style>
    <style:style style:name="gr41" style:family="graphic" style:parent-style-name="standard">
      <style:graphic-properties draw:stroke="none" svg:stroke-color="#000000" draw:fill="none" draw:fill-color="#ffffff" fo:min-height="0.75cm"/>
    </style:style>
    <style:style style:name="gr42" style:family="graphic" style:parent-style-name="standard">
      <style:graphic-properties draw:stroke="none" svg:stroke-color="#000000" draw:fill="none" draw:fill-color="#ffffff" fo:min-height="0.264cm"/>
    </style:style>
    <style:style style:name="gr43" style:family="graphic" style:parent-style-name="standard">
      <style:graphic-properties draw:stroke="none" svg:stroke-color="#000000" draw:fill="none" draw:fill-color="#ffffff" fo:min-height="0.013cm"/>
    </style:style>
    <style:style style:name="gr44" style:family="graphic" style:parent-style-name="standard">
      <style:graphic-properties draw:stroke="none" svg:stroke-color="#000000" draw:fill="none" draw:fill-color="#ffffff" fo:min-height="0.789cm"/>
    </style:style>
    <style:style style:name="gr45" style:family="graphic" style:parent-style-name="standard">
      <style:graphic-properties draw:stroke="none" svg:stroke-color="#000000" draw:fill="none" draw:fill-color="#ffffff" fo:min-height="0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2.25cm" fo:min-width="1.7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1" draw:text-style-name="P1" xml:id="id1" draw:id="id1" draw:layer="layout" svg:width="0.5cm" svg:height="1cm" svg:x="4.75cm" svg:y="7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.891cm" svg:y1="7.773cm" svg:x2="4.891cm" svg:y2="7.773cm" draw:start-shape="id1" draw:start-glue-point="5" draw:end-shape="id1" draw:end-glue-point="5" svg:d="M4891 7773z" svg:viewBox="0 0 1 1">
            <text:p/>
          </draw:connector>
          <draw:connector draw:style-name="gr3" draw:text-style-name="P2" xml:id="id2" draw:id="id2" draw:layer="layout" draw:type="line" svg:x1="4.751cm" svg:y1="7.654cm" svg:x2="4.986cm" svg:y2="7.762cm" draw:start-shape="id1" draw:start-glue-point="6" svg:d="M4751 7654l235 108" svg:viewBox="0 0 236 109">
            <text:p/>
          </draw:connector>
          <draw:connector draw:style-name="gr4" draw:text-style-name="P2" draw:layer="layout" draw:type="line" svg:x1="4.759cm" svg:y1="7.904cm" svg:x2="4.986cm" svg:y2="7.762cm" draw:start-shape="id1" draw:start-glue-point="4" draw:end-shape="id2" draw:end-glue-point="3" svg:d="M4759 7904l227-142" svg:viewBox="0 0 228 143">
            <text:p/>
          </draw:connector>
        </draw:g>
        <draw:custom-shape draw:style-name="gr5" draw:text-style-name="P3" xml:id="id19" draw:id="id19" draw:layer="layout" svg:width="7cm" svg:height="9.25cm" svg:x="6cm" svg:y="1.75cm">
          <draw:glue-point draw:id="4" svg:x="-5cm" svg:y="-4.729cm"/>
          <draw:glue-point draw:id="5" svg:x="-5cm" svg:y="-4.459cm"/>
          <draw:glue-point draw:id="6" svg:x="5cm" svg:y="1.216cm"/>
          <draw:glue-point draw:id="7" svg:x="5cm" svg:y="-4.459cm"/>
          <text:p text:style-name="P9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25cm" svg:y1="7.5cm" svg:x2="6cm" svg:y2="7.401cm" draw:start-shape="id3" draw:start-glue-point="1" svg:d="M5250 7500h626v-99h124" svg:viewBox="0 0 751 100">
          <text:p/>
        </draw:connector>
        <draw:g xml:id="id6" draw:id="id6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7" draw:text-style-name="P1" xml:id="id4" draw:id="id4" draw:layer="layout" svg:width="0.5cm" svg:height="1cm" svg:x="4.75cm" svg:y="8.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line" svg:x1="4.891cm" svg:y1="9.273cm" svg:x2="4.891cm" svg:y2="9.273cm" draw:start-shape="id4" draw:start-glue-point="5" draw:end-shape="id4" draw:end-glue-point="5" svg:d="M4891 9273z" svg:viewBox="0 0 1 1">
            <text:p/>
          </draw:connector>
          <draw:connector draw:style-name="gr9" draw:text-style-name="P2" xml:id="id5" draw:id="id5" draw:layer="layout" draw:type="line" svg:x1="4.751cm" svg:y1="9.154cm" svg:x2="4.986cm" svg:y2="9.262cm" draw:start-shape="id4" draw:start-glue-point="6" svg:d="M4751 9154l235 108" svg:viewBox="0 0 236 109">
            <text:p/>
          </draw:connector>
          <draw:connector draw:style-name="gr10" draw:text-style-name="P2" draw:layer="layout" draw:type="line" svg:x1="4.759cm" svg:y1="9.404cm" svg:x2="4.986cm" svg:y2="9.262cm" draw:start-shape="id4" draw:start-glue-point="4" draw:end-shape="id5" draw:end-glue-point="3" svg:d="M4759 9404l227-142" svg:viewBox="0 0 228 143">
            <text:p/>
          </draw:connector>
        </draw:g>
        <draw:connector draw:style-name="gr6" draw:text-style-name="P3" draw:layer="layout" svg:x1="5.25cm" svg:y1="9cm" svg:x2="6cm" svg:y2="9.001cm" draw:start-shape="id6" draw:start-glue-point="1" svg:d="M5250 9000h626v1h124" svg:viewBox="0 0 751 2">
          <text:p/>
        </draw:connector>
        <draw:g xml:id="id9" draw:id="id9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11" draw:text-style-name="P1" xml:id="id7" draw:id="id7" draw:layer="layout" svg:width="0.5cm" svg:height="1cm" svg:x="4.75cm" svg:y="10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draw:type="line" svg:x1="4.891cm" svg:y1="10.773cm" svg:x2="4.891cm" svg:y2="10.773cm" draw:start-shape="id7" draw:start-glue-point="5" draw:end-shape="id7" draw:end-glue-point="5" svg:d="M4891 10773z" svg:viewBox="0 0 1 1">
            <text:p/>
          </draw:connector>
          <draw:connector draw:style-name="gr13" draw:text-style-name="P2" xml:id="id8" draw:id="id8" draw:layer="layout" draw:type="line" svg:x1="4.751cm" svg:y1="10.654cm" svg:x2="4.986cm" svg:y2="10.762cm" draw:start-shape="id7" draw:start-glue-point="6" svg:d="M4751 10654l235 108" svg:viewBox="0 0 236 109">
            <text:p/>
          </draw:connector>
          <draw:connector draw:style-name="gr14" draw:text-style-name="P2" draw:layer="layout" draw:type="line" svg:x1="4.759cm" svg:y1="10.904cm" svg:x2="4.986cm" svg:y2="10.762cm" draw:start-shape="id7" draw:start-glue-point="4" draw:end-shape="id8" draw:end-glue-point="3" svg:d="M4759 10904l227-142" svg:viewBox="0 0 228 143">
            <text:p/>
          </draw:connector>
        </draw:g>
        <draw:connector draw:style-name="gr6" draw:text-style-name="P3" draw:layer="layout" svg:x1="5.25cm" svg:y1="10.5cm" svg:x2="6cm" svg:y2="10.501cm" draw:start-shape="id9" draw:start-glue-point="1" svg:d="M5250 10500h626v1h124" svg:viewBox="0 0 751 2">
          <text:p/>
        </draw:connector>
        <draw:g xml:id="id12" draw:id="id12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15" draw:text-style-name="P1" xml:id="id10" draw:id="id10" draw:layer="layout" svg:width="0.5cm" svg:height="1cm" svg:x="4.75cm" svg:y="1.7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2" draw:layer="layout" draw:type="line" svg:x1="4.891cm" svg:y1="2.523cm" svg:x2="4.891cm" svg:y2="2.523cm" draw:start-shape="id10" draw:start-glue-point="5" draw:end-shape="id10" draw:end-glue-point="5" svg:d="M4891 2523z" svg:viewBox="0 0 1 1">
            <text:p/>
          </draw:connector>
          <draw:connector draw:style-name="gr17" draw:text-style-name="P2" xml:id="id11" draw:id="id11" draw:layer="layout" draw:type="line" svg:x1="4.751cm" svg:y1="2.404cm" svg:x2="4.986cm" svg:y2="2.512cm" draw:start-shape="id10" draw:start-glue-point="6" svg:d="M4751 2404l235 108" svg:viewBox="0 0 236 109">
            <text:p/>
          </draw:connector>
          <draw:connector draw:style-name="gr18" draw:text-style-name="P2" draw:layer="layout" draw:type="line" svg:x1="4.759cm" svg:y1="2.654cm" svg:x2="4.986cm" svg:y2="2.512cm" draw:start-shape="id10" draw:start-glue-point="4" draw:end-shape="id11" draw:end-glue-point="3" svg:d="M4759 2654l227-142" svg:viewBox="0 0 228 143">
            <text:p/>
          </draw:connector>
        </draw:g>
        <draw:connector draw:style-name="gr6" draw:text-style-name="P3" draw:layer="layout" svg:x1="5.25cm" svg:y1="2.25cm" svg:x2="6cm" svg:y2="2.251cm" draw:start-shape="id12" draw:start-glue-point="1" svg:d="M5250 2250h626v1h124" svg:viewBox="0 0 751 2">
          <text:p/>
        </draw:connector>
        <draw:g xml:id="id15" draw:id="id15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19" draw:text-style-name="P1" xml:id="id13" draw:id="id13" draw:layer="layout" svg:width="0.5cm" svg:height="1cm" svg:x="14.04cm" svg:y="1.757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20" draw:text-style-name="P2" draw:layer="layout" draw:type="line" svg:x1="14.181cm" svg:y1="2.53cm" svg:x2="14.181cm" svg:y2="2.53cm" draw:start-shape="id13" draw:start-glue-point="5" draw:end-shape="id13" draw:end-glue-point="5" svg:d="M14181 2530z" svg:viewBox="0 0 1 1">
            <text:p/>
          </draw:connector>
          <draw:connector draw:style-name="gr21" draw:text-style-name="P2" xml:id="id14" draw:id="id14" draw:layer="layout" draw:type="line" svg:x1="14.041cm" svg:y1="2.411cm" svg:x2="14.276cm" svg:y2="2.519cm" draw:start-shape="id13" draw:start-glue-point="6" svg:d="M14041 2411l235 108" svg:viewBox="0 0 236 109">
            <text:p/>
          </draw:connector>
          <draw:connector draw:style-name="gr22" draw:text-style-name="P2" draw:layer="layout" draw:type="line" svg:x1="14.049cm" svg:y1="2.661cm" svg:x2="14.276cm" svg:y2="2.519cm" draw:start-shape="id13" draw:start-glue-point="4" draw:end-shape="id14" draw:end-glue-point="3" svg:d="M14049 2661l227-142" svg:viewBox="0 0 228 143">
            <text:p/>
          </draw:connector>
        </draw:g>
        <draw:connector draw:style-name="gr6" draw:text-style-name="P3" draw:layer="layout" svg:x1="14.54cm" svg:y1="2.257cm" svg:x2="18.241cm" svg:y2="2.257cm" draw:start-shape="id15" draw:start-glue-point="1" svg:d="M14540 2257h3701" svg:viewBox="0 0 3702 1">
          <text:p/>
        </draw:connector>
        <draw:g xml:id="id18" draw:id="id18">
          <draw:glue-point draw:id="4" svg:x="-3.885cm" svg:y="-3.421cm"/>
          <draw:glue-point draw:id="5" svg:x="-4.044cm" svg:y="-1.056cm"/>
          <draw:glue-point draw:id="6" svg:x="0.876cm" svg:y="3.476cm"/>
          <draw:glue-point draw:id="7" svg:x="5.006cm" svg:y="-3cm"/>
          <draw:custom-shape draw:style-name="gr23" draw:text-style-name="P1" xml:id="id16" draw:id="id16" draw:layer="layout" svg:width="0.5cm" svg:height="1cm" svg:x="14.05cm" svg:y="7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24" draw:text-style-name="P2" draw:layer="layout" draw:type="line" svg:x1="14.191cm" svg:y1="7.773cm" svg:x2="14.191cm" svg:y2="7.773cm" draw:start-shape="id16" draw:start-glue-point="5" draw:end-shape="id16" draw:end-glue-point="5" svg:d="M14191 7773z" svg:viewBox="0 0 1 1">
            <text:p/>
          </draw:connector>
          <draw:connector draw:style-name="gr25" draw:text-style-name="P2" xml:id="id17" draw:id="id17" draw:layer="layout" draw:type="line" svg:x1="14.051cm" svg:y1="7.654cm" svg:x2="14.286cm" svg:y2="7.762cm" draw:start-shape="id16" draw:start-glue-point="6" svg:d="M14051 7654l235 108" svg:viewBox="0 0 236 109">
            <text:p/>
          </draw:connector>
          <draw:connector draw:style-name="gr26" draw:text-style-name="P2" draw:layer="layout" draw:type="line" svg:x1="14.059cm" svg:y1="7.904cm" svg:x2="14.286cm" svg:y2="7.762cm" draw:start-shape="id16" draw:start-glue-point="4" draw:end-shape="id17" draw:end-glue-point="3" svg:d="M14059 7904l227-142" svg:viewBox="0 0 228 143">
            <text:p/>
          </draw:connector>
        </draw:g>
        <draw:connector draw:style-name="gr6" draw:text-style-name="P3" draw:layer="layout" svg:x1="14.55cm" svg:y1="7.5cm" svg:x2="18.245cm" svg:y2="7.501cm" draw:start-shape="id18" draw:start-glue-point="1" svg:d="M14550 7500h2098v1h1597" svg:viewBox="0 0 3696 2">
          <text:p/>
        </draw:connector>
        <draw:frame draw:style-name="gr27" draw:text-style-name="P5" draw:layer="layout" svg:width="4.05cm" svg:height="2.384cm" svg:x="12.35cm" svg:y="9.45cm">
          <draw:text-box>
            <text:p text:style-name="P4"><text:span text:style-name="T1">100MHz</text:span></text:p>
            <text:p text:style-name="P4"><text:span text:style-name="T1">Direccionada</text:span></text:p>
            <text:p text:style-name="P4"><text:span text:style-name="T1">por byte</text:span></text:p>
          </draw:text-box>
        </draw:frame>
        <draw:frame draw:style-name="gr27" draw:text-style-name="P5" draw:layer="layout" svg:width="3.925cm" svg:height="2.384cm" svg:x="12.425cm" svg:y="4.066cm">
          <draw:text-box>
            <text:p text:style-name="P4"><text:span text:style-name="T1">25MHz</text:span></text:p>
            <text:p text:style-name="P4"><text:span text:style-name="T1">Direccionada</text:span></text:p>
            <text:p text:style-name="P4"><text:span text:style-name="T1">por bit</text:span></text:p>
          </draw:text-box>
        </draw:frame>
        <draw:custom-shape draw:style-name="gr28" draw:text-style-name="P3" draw:layer="layout" svg:width="11.5cm" svg:height="4.8cm" svg:x="4.25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4.75cm" svg:x="4.25cm" svg:y="1.25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6.825cm" svg:height="0.962cm" svg:x="6.35cm" svg:y="5.888cm">
          <draw:text-box>
            <text:p>RAM de 38400 bytes</text:p>
          </draw:text-box>
        </draw:frame>
        <draw:connector draw:style-name="gr31" draw:text-style-name="P3" draw:layer="layout" svg:x1="13.011cm" svg:y1="2.257cm" svg:x2="14.04cm" svg:y2="2.257cm" draw:end-shape="id15" draw:end-glue-point="3" svg:d="M13011 2257h1029" svg:viewBox="0 0 1030 1">
          <text:p/>
        </draw:connector>
        <draw:connector draw:style-name="gr31" draw:text-style-name="P3" draw:layer="layout" svg:x1="13cm" svg:y1="7.499cm" svg:x2="14.05cm" svg:y2="7.5cm" draw:start-shape="id19" draw:start-glue-point="6" draw:end-shape="id18" draw:end-glue-point="3" svg:d="M13000 7499h525v1h525" svg:viewBox="0 0 1051 2">
          <text:p/>
        </draw:connector>
        <draw:frame draw:style-name="gr32" draw:text-style-name="P8" draw:layer="layout" svg:width="3cm" svg:height="0.725cm" svg:x="13.9cm" svg:y="12.65cm">
          <draw:text-box>
            <text:p text:style-name="P7"><text:span text:style-name="T1">Addr_A[18:0]</text:span></text:p>
          </draw:text-box>
        </draw:frame>
        <draw:frame draw:style-name="gr33" draw:text-style-name="P8" draw:layer="layout" svg:width="3.074cm" svg:height="0.725cm" svg:x="1.301cm" svg:y="1.636cm">
          <draw:text-box>
            <text:p text:style-name="P7"><text:span text:style-name="T1">Addr_A[18:0]</text:span></text:p>
          </draw:text-box>
        </draw:frame>
        <draw:frame draw:style-name="gr34" draw:text-style-name="P8" draw:layer="layout" svg:width="2.825cm" svg:height="0.85cm" svg:x="1.301cm" svg:y="8.35cm">
          <draw:text-box>
            <text:p text:style-name="P7"><text:span text:style-name="T1">Data_B[7:0]</text:span></text:p>
          </draw:text-box>
        </draw:frame>
        <draw:frame draw:style-name="gr34" draw:text-style-name="P8" draw:layer="layout" svg:width="2.825cm" svg:height="0.85cm" svg:x="1.302cm" svg:y="9.85cm">
          <draw:text-box>
            <text:p text:style-name="P7"><text:span text:style-name="T1">Wen_B</text:span></text:p>
          </draw:text-box>
        </draw:frame>
        <draw:frame draw:style-name="gr34" draw:text-style-name="P8" draw:layer="layout" svg:width="2.825cm" svg:height="0.85cm" svg:x="15.902cm" svg:y="6.85cm">
          <draw:text-box>
            <text:p text:style-name="P7"><text:span text:style-name="T1">Q_B[7:0]</text:span></text:p>
          </draw:text-box>
        </draw:frame>
        <draw:frame draw:style-name="gr34" draw:text-style-name="P8" draw:layer="layout" svg:width="2.825cm" svg:height="0.85cm" svg:x="15.903cm" svg:y="1.6cm">
          <draw:text-box>
            <text:p text:style-name="P7"><text:span text:style-name="T1">Q_A[0:0]</text:span></text:p>
          </draw:text-box>
        </draw:frame>
        <draw:connector draw:style-name="gr35" draw:text-style-name="P3" draw:layer="layout" svg:x1="1.497cm" svg:y1="7.499cm" svg:x2="4.75cm" svg:y2="7.5cm" draw:end-shape="id3" draw:end-glue-point="3" svg:d="M1497 7499h1376v1h1877" svg:viewBox="0 0 3254 2">
          <text:p/>
        </draw:connector>
        <draw:connector draw:style-name="gr35" draw:text-style-name="P3" draw:layer="layout" svg:x1="1.503cm" svg:y1="9.002cm" svg:x2="4.75cm" svg:y2="9cm" draw:end-shape="id6" draw:end-glue-point="3" svg:d="M1503 9002h1373v-2h1874" svg:viewBox="0 0 3248 3">
          <text:p/>
        </draw:connector>
        <draw:connector draw:style-name="gr35" draw:text-style-name="P3" draw:layer="layout" svg:x1="1.497cm" svg:y1="10.499cm" svg:x2="4.75cm" svg:y2="10.5cm" draw:end-shape="id9" draw:end-glue-point="3" svg:d="M1497 10499h1376v1h1877" svg:viewBox="0 0 3254 2">
          <text:p/>
        </draw:connector>
        <draw:connector draw:style-name="gr35" draw:text-style-name="P3" draw:layer="layout" svg:x1="1.5cm" svg:y1="2.249cm" svg:x2="4.75cm" svg:y2="2.25cm" draw:end-shape="id12" draw:end-glue-point="3" svg:d="M1500 2249h1375v1h1875" svg:viewBox="0 0 3251 2">
          <text:p/>
        </draw:connector>
        <draw:frame draw:style-name="gr36" draw:text-style-name="P10" draw:layer="layout" svg:width="7cm" svg:height="0.962cm" svg:x="6cm" svg:y="8.6cm">
          <draw:text-box>
            <text:p text:style-name="P9">Puerto B</text:p>
          </draw:text-box>
        </draw:frame>
        <draw:frame draw:style-name="gr36" draw:text-style-name="P10" draw:layer="layout" svg:width="7cm" svg:height="0.962cm" svg:x="6cm" svg:y="3.05cm">
          <draw:text-box>
            <text:p text:style-name="P9">Puerto A</text:p>
          </draw:text-box>
        </draw:frame>
        <draw:custom-shape draw:style-name="gr37" draw:text-style-name="P3" xml:id="id20" draw:id="id20" draw:layer="layout" svg:width="5.75cm" svg:height="5cm" svg:x="6cm" svg:y="12.5cm">
          <draw:glue-point draw:id="4" svg:x="5cm" svg:y="-3.5cm"/>
          <draw:glue-point draw:id="5" svg:x="5cm" svg:y="2.5cm"/>
          <text:p text:style-name="P9">ADV7123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2.506cm" svg:y1="15cm" svg:x2="6cm" svg:y2="15cm" draw:end-shape="id20" draw:end-glue-point="3" svg:d="M2506 15000h3494" svg:viewBox="0 0 3495 1">
          <text:p/>
        </draw:connector>
        <draw:frame draw:style-name="gr32" draw:text-style-name="P8" draw:layer="layout" svg:width="2.35cm" svg:height="0.725cm" svg:x="2.3cm" svg:y="14.375cm">
          <draw:text-box>
            <text:p text:style-name="P7"><text:span text:style-name="T1">Q_A[0:0]</text:span></text:p>
          </draw:text-box>
        </draw:frame>
        <draw:frame draw:style-name="gr38" draw:text-style-name="P8" draw:layer="layout" svg:width="1.45cm" svg:height="1.673cm" svg:x="5.8cm" svg:y="14.125cm">
          <draw:text-box>
            <text:p text:style-name="P7"><text:span text:style-name="T1">R</text:span></text:p>
            <text:p text:style-name="P7"><text:span text:style-name="T1">G</text:span></text:p>
            <text:p text:style-name="P7"><text:span text:style-name="T1">B</text:span></text:p>
          </draw:text-box>
        </draw:frame>
        <draw:custom-shape draw:style-name="gr39" draw:text-style-name="P11" xml:id="id22" draw:id="id22" draw:layer="layout" svg:width="1.5cm" svg:height="1.5cm" svg:x="12.25cm" svg:y="12.5cm">
          <text:p text:style-name="P9"><text:span text:style-name="T2">Lógica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draw:line-skew="-0.25cm" svg:x1="11.25cm" svg:y1="13.55cm" svg:x2="12.25cm" svg:y2="13.25cm" draw:start-shape="id21" draw:start-glue-point="1" draw:end-shape="id22" draw:end-glue-point="3" svg:d="M11250 13550h250v-300h750" svg:viewBox="0 0 1001 301">
          <text:p/>
        </draw:connector>
        <draw:connector draw:style-name="gr31" draw:text-style-name="P3" draw:layer="layout" svg:x1="13.75cm" svg:y1="13.25cm" svg:x2="17.276cm" svg:y2="13.254cm" draw:start-shape="id22" draw:start-glue-point="1" svg:d="M13750 13250h2014v4h1512" svg:viewBox="0 0 3527 5">
          <text:p/>
        </draw:connector>
        <draw:frame draw:style-name="gr33" draw:text-style-name="P8" draw:layer="layout" svg:width="3.074cm" svg:height="0.725cm" svg:x="1.301cm" svg:y="6.837cm">
          <draw:text-box>
            <text:p text:style-name="P7"><text:span text:style-name="T1">Addr_B[18:0]</text:span></text:p>
          </draw:text-box>
        </draw:frame>
        <draw:connector draw:style-name="gr35" draw:text-style-name="P3" draw:layer="layout" svg:x1="11.504cm" svg:y1="14.997cm" svg:x2="15.752cm" svg:y2="15.002cm" svg:d="M11504 14997h2124v5h2124" svg:viewBox="0 0 4249 6">
          <text:p/>
        </draw:connector>
        <draw:connector draw:style-name="gr35" draw:text-style-name="P3" draw:layer="layout" draw:line-skew="-2.253cm" svg:x1="11.25cm" svg:y1="13.55cm" svg:x2="15.755cm" svg:y2="16.248cm" draw:start-shape="id21" draw:start-glue-point="1" svg:d="M11250 13550h250v2698h4255" svg:viewBox="0 0 4506 2699">
          <text:p/>
        </draw:connector>
        <draw:frame draw:style-name="gr40" draw:text-style-name="P8" draw:layer="layout" svg:width="3.775cm" svg:height="0.725cm" svg:x="12.6cm" svg:y="14.35cm">
          <draw:text-box>
            <text:p text:style-name="P7"><text:span text:style-name="T1">FinDeTrama</text:span></text:p>
          </draw:text-box>
        </draw:frame>
        <draw:frame draw:style-name="gr41" draw:text-style-name="P6" draw:layer="layout" svg:width="3.55cm" svg:height="1.673cm" svg:x="15.85cm" svg:y="15.45cm">
          <draw:text-box>
            <text:p>Al DAC</text:p>
            <text:p>ADV7123</text:p>
          </draw:text-box>
        </draw:frame>
        <draw:custom-shape draw:style-name="gr39" draw:text-style-name="P11" xml:id="id21" draw:id="id21" draw:layer="layout" svg:width="1.5cm" svg:height="1.5cm" svg:x="9.75cm" svg:y="12.8cm">
          <text:p text:style-name="P9"><text:span text:style-name="T2">Retardo</text:span></text:p>
          <text:p text:style-name="P9"><text:span text:style-name="T2">2 ciclos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3.252cm" svg:y1="19.25cm" svg:x2="6cm" svg:y2="19.25cm" svg:d="M3252 19250h2748" svg:viewBox="0 0 2749 1">
          <text:p/>
        </draw:connector>
        <draw:connector draw:style-name="gr31" draw:text-style-name="P3" draw:layer="layout" svg:x1="3.255cm" svg:y1="19.749cm" svg:x2="6cm" svg:y2="19.75cm" svg:d="M3255 19749h1373v1h1372" svg:viewBox="0 0 2746 2">
          <text:p/>
        </draw:connector>
        <draw:connector draw:style-name="gr31" draw:text-style-name="P3" draw:layer="layout" svg:x1="3.255cm" svg:y1="20.25cm" svg:x2="6cm" svg:y2="20.25cm" svg:d="M3255 20250h2745" svg:viewBox="0 0 2746 1">
          <text:p/>
        </draw:connector>
        <draw:connector draw:style-name="gr31" draw:text-style-name="P3" draw:layer="layout" svg:x1="3.255cm" svg:y1="20.752cm" svg:x2="6cm" svg:y2="20.75cm" svg:d="M3255 20752h1373v-2h1372" svg:viewBox="0 0 2746 3">
          <text:p/>
        </draw:connector>
        <draw:frame draw:style-name="gr42" draw:text-style-name="P13" draw:layer="layout" svg:width="2.1cm" svg:height="0.645cm" svg:x="2.975cm" svg:y="18.711cm">
          <draw:text-box>
            <text:p text:style-name="P12"><text:span text:style-name="T2">PixelAddr</text:span></text:p>
          </draw:text-box>
        </draw:frame>
        <draw:frame draw:style-name="gr43" draw:text-style-name="P13" draw:layer="layout" svg:width="2.475cm" svg:height="0.645cm" svg:x="2.975cm" svg:y="19.712cm">
          <draw:text-box>
            <text:p text:style-name="P12"><text:span text:style-name="T2">FinDeTrama</text:span></text:p>
          </draw:text-box>
        </draw:frame>
        <draw:frame draw:style-name="gr44" draw:text-style-name="P13" draw:layer="layout" svg:width="3.1cm" svg:height="1.039cm" svg:x="2.975cm" svg:y="19.212cm">
          <draw:text-box>
            <text:p text:style-name="P12"><text:span text:style-name="T2">BitMascara[7:0]</text:span></text:p>
          </draw:text-box>
        </draw:frame>
        <draw:frame draw:style-name="gr45" draw:text-style-name="P13" draw:layer="layout" svg:width="2.475cm" svg:height="0.645cm" svg:x="2.976cm" svg:y="20.213cm">
          <draw:text-box>
            <text:p text:style-name="P12"><text:span text:style-name="T2">Escribe</text:span></text:p>
          </draw:text-box>
        </draw:frame>
        <draw:custom-shape draw:style-name="gr46" draw:text-style-name="P14" draw:layer="layout" svg:width="2.25cm" svg:height="2.5cm" svg:x="6cm" svg:y="19cm">
          <text:p text:style-name="P9"><text:span text:style-name="T3">Lógica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3.255cm" svg:y1="21.251cm" svg:x2="6cm" svg:y2="21.249cm" svg:d="M3255 21251h1373v-2h1372" svg:viewBox="0 0 2746 3">
          <text:p/>
        </draw:connector>
        <draw:frame draw:style-name="gr45" draw:text-style-name="P13" draw:layer="layout" svg:width="2.475cm" svg:height="0.645cm" svg:x="2.977cm" svg:y="20.714cm">
          <draw:text-box>
            <text:p text:style-name="P12"><text:span text:style-name="T2">Q_B[7:0]</text:span></text:p>
          </draw:text-box>
        </draw:frame>
        <draw:connector draw:style-name="gr31" draw:text-style-name="P3" draw:layer="layout" svg:x1="8.253cm" svg:y1="19.27cm" svg:x2="11.001cm" svg:y2="19.27cm" svg:d="M8253 19270h2748" svg:viewBox="0 0 2749 1">
          <text:p/>
        </draw:connector>
        <draw:connector draw:style-name="gr31" draw:text-style-name="P3" draw:layer="layout" svg:x1="8.256cm" svg:y1="19.769cm" svg:x2="11.001cm" svg:y2="19.77cm" svg:d="M8256 19769h1373v1h1372" svg:viewBox="0 0 2746 2">
          <text:p/>
        </draw:connector>
        <draw:connector draw:style-name="gr31" draw:text-style-name="P3" draw:layer="layout" svg:x1="8.256cm" svg:y1="20.27cm" svg:x2="11.001cm" svg:y2="20.27cm" svg:d="M8256 20270h2745" svg:viewBox="0 0 2746 1">
          <text:p/>
        </draw:connector>
        <draw:connector draw:style-name="gr31" draw:text-style-name="P3" draw:layer="layout" svg:x1="8.256cm" svg:y1="20.772cm" svg:x2="11.001cm" svg:y2="20.77cm" svg:d="M8256 20772h1373v-2h1372" svg:viewBox="0 0 2746 3">
          <text:p/>
        </draw:connector>
        <draw:frame draw:style-name="gr42" draw:text-style-name="P13" draw:layer="layout" svg:width="2.1cm" svg:height="0.645cm" svg:x="8.176cm" svg:y="18.731cm">
          <draw:text-box>
            <text:p text:style-name="P12"><text:span text:style-name="T2">PedirData</text:span></text:p>
          </draw:text-box>
        </draw:frame>
        <draw:frame draw:style-name="gr43" draw:text-style-name="P13" draw:layer="layout" svg:width="2.475cm" svg:height="0.645cm" svg:x="8.176cm" svg:y="19.732cm">
          <draw:text-box>
            <text:p text:style-name="P12"><text:span text:style-name="T2">Wen_B</text:span></text:p>
          </draw:text-box>
        </draw:frame>
        <draw:frame draw:style-name="gr44" draw:text-style-name="P13" draw:layer="layout" svg:width="2.699cm" svg:height="1.039cm" svg:x="8.176cm" svg:y="19.232cm">
          <draw:text-box>
            <text:p text:style-name="P12"><text:span text:style-name="T2">Addr_B[15:0]</text:span></text:p>
          </draw:text-box>
        </draw:frame>
        <draw:frame draw:style-name="gr45" draw:text-style-name="P13" draw:layer="layout" svg:width="2.475cm" svg:height="0.645cm" svg:x="8.177cm" svg:y="20.233cm">
          <draw:text-box>
            <text:p text:style-name="P12"><text:span text:style-name="T2">Data_B[7: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0:13:54.656000000</meta:creation-date>
    <dc:date>2018-07-18T21:23:54.142000000</dc:date>
    <meta:editing-duration>PT6M48S</meta:editing-duration>
    <meta:editing-cycles>3</meta:editing-cycles>
    <meta:generator>LibreOffice/5.0.4.2$Windows_x86 LibreOffice_project/2b9802c1994aa0b7dc6079e128979269cf95bc78</meta:generator>
    <meta:document-statistic meta:object-count="88"/>
  </office:meta>
</office:document-meta>
</file>